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646cb" officeooo:paragraph-rsid="001646cb"/>
    </style:style>
    <style:style style:name="P2" style:family="paragraph" style:parent-style-name="Standard">
      <style:text-properties officeooo:rsid="001646cb" officeooo:paragraph-rsid="0018043c"/>
    </style:style>
    <style:style style:name="P3" style:family="paragraph" style:parent-style-name="Standard">
      <style:text-properties officeooo:rsid="0016cf35" officeooo:paragraph-rsid="0016cf35"/>
    </style:style>
    <style:style style:name="P4" style:family="paragraph" style:parent-style-name="Standard">
      <style:text-properties officeooo:paragraph-rsid="0016cf35"/>
    </style:style>
    <style:style style:name="P5" style:family="paragraph" style:parent-style-name="Standard">
      <style:text-properties style:font-name="sans-serif" fo:font-size="9.75pt"/>
    </style:style>
    <style:style style:name="P6" style:family="paragraph" style:parent-style-name="Standard">
      <style:text-properties style:font-name="sans-serif" fo:font-size="9.75pt" officeooo:rsid="001ce104" officeooo:paragraph-rsid="001ce104"/>
    </style:style>
    <style:style style:name="P7" style:family="paragraph" style:parent-style-name="Standard">
      <style:text-properties style:font-name="sans-serif" fo:font-size="9.75pt" officeooo:paragraph-rsid="001bd1d0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46cb" officeooo:paragraph-rsid="001646cb" style:font-weight-asian="bold" style:font-weight-complex="bold"/>
    </style:style>
    <style:style style:name="P9" style:family="paragraph" style:parent-style-name="Table_20_Contents">
      <style:text-properties style:font-name="sans-serif" fo:font-size="9.75pt" officeooo:rsid="001c5fa6" officeooo:paragraph-rsid="001c5fa6"/>
    </style:style>
    <style:style style:name="P10" style:family="paragraph" style:parent-style-name="Table_20_Contents">
      <style:text-properties style:font-name="sans-serif" fo:font-size="9.75pt" fo:font-weight="bold" officeooo:rsid="001c5fa6" officeooo:paragraph-rsid="001c5fa6" style:font-weight-asian="bold" style:font-weight-complex="bold"/>
    </style:style>
    <style:style style:name="P11" style:family="paragraph" style:parent-style-name="Standard">
      <style:text-properties style:font-name="sans-serif" fo:font-size="9.75pt"/>
    </style:style>
    <style:style style:name="P12" style:family="paragraph" style:parent-style-name="Standard">
      <style:paragraph-properties fo:text-align="center" style:justify-single-word="false"/>
      <style:text-properties style:font-name="sans-serif" fo:font-size="9.75pt" fo:font-weight="bold" officeooo:paragraph-rsid="0016cf35" style:font-weight-asian="bold" style:font-weight-complex="bold"/>
    </style:style>
    <style:style style:name="P13" style:family="paragraph" style:parent-style-name="Standard">
      <style:text-properties style:font-name="sans-serif" fo:font-size="8pt" officeooo:rsid="001bd1d0" officeooo:paragraph-rsid="001db79b" style:font-size-asian="8pt" style:font-size-complex="8pt"/>
    </style:style>
    <style:style style:name="T1" style:family="text">
      <style:text-properties officeooo:rsid="0016cf35"/>
    </style:style>
    <style:style style:name="T2" style:family="text">
      <style:text-properties style:text-position="super 58%" officeooo:rsid="0016cf35"/>
    </style:style>
    <style:style style:name="T3" style:family="text">
      <style:text-properties officeooo:rsid="001c5fa6"/>
    </style:style>
    <style:style style:name="T4" style:family="text">
      <style:text-properties officeooo:rsid="001ce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T</text:span>area 1</text:p>
      <text:p text:style-name="P1"/>
      <text:p text:style-name="P3">-Procesamiento de Genoma y lecturas en “assignment_1.sh”.</text:p>
      <text:p text:style-name="P4"><text:span text:style-name="T1">-Para calcular el coverage se utiliza la formula de </text:span>Lander/Waterma<text:span text:style-name="T1">n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C = LN / G</text:p>
            <text:p text:style-name="P5">C stands for coverage</text:p>
            <text:p text:style-name="P5">G is the haploid genome length</text:p>
            <text:p text:style-name="P5">L is the read length*</text:p>
            <text:p text:style-name="P5">N is the number of reads*</text:p>
            <text:p text:style-name="P13">*)Dado que LN es la cantidad total de bases secuenciadas, calculamos directamente ese numero.</text:p>
          </table:table-cell>
        </table:table-row>
      </table:table>
      <text:p text:style-name="P7"/>
      <text:p text:style-name="P6">- Se aplica el script “coverage.sh” y se opbtienen los siguientes valore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GENOME LENGTH (G)=3633028</text:p>
            <text:p text:style-name="P10">File 'BC3_Synechocystis.fastq':</text:p>
            <text:p text:style-name="P9">Sequenced bases: 9479164</text:p>
            <text:p text:style-name="P9">Coverage: 2.60</text:p>
            <text:p text:style-name="P10">File 'CM-Synechocystis.fastq':</text:p>
            <text:p text:style-name="P9">Sequenced bases: 19978438</text:p>
            <text:p text:style-name="P9">Coverage: 5.49</text:p>
            <text:p text:style-name="P10">File 'wt_Synechocystis.fastq':</text:p>
            <text:p text:style-name="P9">Sequenced bases: 12670930</text:p>
            <text:p text:style-name="P9">Coverage: 3.48</text:p>
          </table:table-cell>
        </table:table-row>
      </table:table>
      <text:p text:style-name="P4"><text:span text:style-name="T3">Los valores observados sugieren que el coverage no es el adecuado, dado que el valor recomendado para la detección de SNP se encuentra entre 10x y 30x</text:span><text:span text:style-name="T2">1.</text:span></text:p>
      <text:p text:style-name="P2"/>
      <text:p text:style-name="P1"/>
      <text:p text:style-name="P3">Ref.:</text:p>
      <text:p text:style-name="P3">1.- <text:a xlink:type="simple" xlink:href="https://www.illumina.com/documents/products/technotes/technote_coverage_calculation.pdf" text:style-name="Internet_20_link" text:visited-style-name="Visited_20_Internet_20_Link">https://www.illumina.com/documents/products/technotes/technote_coverage_calculation.pdf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6:25:52.498572073</meta:creation-date>
    <dc:date>2018-10-28T07:06:03.053609549</dc:date>
    <meta:editing-duration>PT25M54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1" meta:paragraph-count="23" meta:word-count="125" meta:character-count="885" meta:non-whitespace-character-count="783"/>
  </office:meta>
</office:document-meta>
</file>